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p&gt;So here we are again. A different decade, a different cast of characters, some of the same locations, and the same ol' big ball of energy that surrounds us all. Let's look back 100 years and the gears of war were turning and kids wrestled with rabid dogs in the industrial alleys of the burgeoning world, and here I am pale under the 48 North clouds about to ride a bicycle down paved roads like a magician. What would Lewis &amp; Clark have traded for paved roads and a bike? Speaking of those guys, can you imagine the looks on the their faces when they topped the hill over Yellowstone and saw fields of sulfur and explosions of lava? Musta thought <text:s/>they landed in hell. For sure. Or not. Were they scientists? Or adventurists? A little bit of both. I think it's better to be more scientist than adventurist, because then you have credibility. And there's nothing the invisible hand of the man – of laisse faire, or demon hand of the wicked witch of the never – loves more than credibility. Better to be a scientist than an adventurist. At least it pays better.&lt;/p&gt;</text:p>
      <text:p text:style-name="Standard">&lt;p&gt;<text:tab/>I woke this morning in the hospice home next to my best friend in the world, little Katie Did. The greatest human who ever lived, and because she understands all the rules of humanity, she gets to go first, and I just knew today would be a good day. This old sun. This ol' sun. Keep on going, this old sun. So I ate a breakfast, which was good, and which Katie Did always orders for me from the kitchen of the hospice, because what little left she can do in this world is feed her friends. And off... &lt;/p&gt;</text:p>
      <text:p text:style-name="Standard">&lt;p&gt;<text:tab/>Directly onto the 11 bus up-and-over the hill into downtown and into an explosion of all humans everywhere all wonderful and weird. And they seem to be the same people who are always there, and all those folks seem to know each other. I walked past the old bum outside the Barterll's on 3<text:span text:style-name="T1">rd</text:span> asking for change like he's done every day for the last decade. I've seen that guy more in the last year than I've seen my sister probably, and I wonder about the conversations he's had. The arguments he's had, bum on the street, hooting at the sky, filled with life and looking at those buildings thinking “those homes are bills! Bills I don't have to worry about! Suckers!” And he's right. He ain't got nothing in this world except his soul, and that's the triple truth. &lt;/p&gt;</text:p>
      <text:p text:style-name="Standard">&lt;p&gt;<text:tab/>So here's my grand idea, because it's all about the ideas, and it's all about the adventures, and when we run out of adventures, and our husks sink into the couch, at the end of a hard life, in the living room of our mom's house and we die, it's the adventures that we had, and it's the love that we gave. So here's the adventure.&lt;/p&gt;</text:p>
      <text:p text:style-name="Standard">&lt;p&gt;<text:tab/>It came to me in a vision of meditation. Oh, how I rely on meditation for the fuel of my drive. Meditation, Mozart and Michael Jackson. Gotta keep it real. &lt;/p&gt;</text:p>
      <text:p text:style-name="Standard">&lt;p&gt;<text:tab/>I was in a state of sorrow and dismay. These days aren't the best for me, as you'll see. I don't have a job, and this bartering website is floundering. I'm in the dumps over Katie's illness and I feel in my heart that this city doesn't love me anymore. Let's get something straight, I love Seattle. I love the energy in its structures, paths, alleys, dive bars, people everything. I love this city. But try as I might, I continue to fail. I try hard, and I fail big. &lt;/p&gt;</text:p>
      <text:p text:style-name="Standard">&lt;p&gt;<text:tab/>So there I was, walking from Pioneer Square and my lovely little gig as a host at the Impact HUB co-working space, the brightest glittering shimmering place this country grrrl ever did see, and my mood was at its worst. I was in a state of forlorn. Heavy with the burden of life, and my brain was not in the right place.&lt;/p&gt;</text:p>
      <text:p text:style-name="Standard">&lt;p&gt;<text:tab/>I've been in that place before, and it leads only to sadness. That's a place where I drag down every human soul in my path with madness and frustration and hate and anger. And dammit, I just didn't want to be sad any more. So I walked. I walked all the way from Pioneer Square to Madison Valley (where little Katie Did lives) and I meditated, and pulled all the juice and electricity from the soul of the earth that I could. A last ditch effort. I mean, this is it. Barterlabs is a flop, so I might as well just throw my resume into the whirlpool and drone-away my existence. It's all hopeless for ol' Alex. But No, no... I say... No! &lt;/p&gt;</text:p>
      <text:p text:style-name="Standard">&lt;p&gt;<text:tab/>I got to thinking about my buddy Kurshot, I'm just gonna say his name! (I'll change it later). I love this guy. I feel like this guy is the New York City version of me. Literally, I searched facebook for the word “adventurist” (a term I invented to describe myself) and his name was the only one that <text:soft-page-break/>popped up. This dude was over in New York doing the exact same things as me. Soul brothers, I'm telling you. I love this guy with the power of 1000 burning suns (Pickachu power attack!). And my brain went to work, that's what my brain does best. It's a big party up here, it's happening all the time, and I'm the only invited guest. The words just swirl around, they never stop. Head to finger to page to knock-on-wood count yr'slf lucky ol' boy! Okay! Kurshot is a madman of the highest caliber. And he's a New York dude, so he really doesn't take any shit. That's a character trait I do not share. I am meek. I am humble. I am polite. I am Seattle. Kurshot is New York! The perfect New York dude! Love this guy, right, so he's frustrated with the world for this-or-that reason because nobody understands what Steve Jobs said, or whatever, and his heart is huge and growing all the time, but he'll pick a fight with his sister to prove a point – only to sit in the dark, in the deepest inner part of his mind later, revisiting his arguments, working them over and over like one of those old wash tub scrubbers – and only later does he hear what's going on. He's on his way up! He's bright! And that's all I ask for in humanity, is brightness. Do no harm (Right, Tom? Poor Tom. I love you too, brother, but that's a story for another time). &lt;/p&gt;</text:p>
      <text:p text:style-name="Standard"><text:s/>&lt;p&gt;<text:tab/>Last year Kurshot (his name is an action verb KUR-SHOT!) biked from NYC to Miami with no money. He raised money along the way and blogged about the whole thing. It was an amazing adventure. We were all on pins-and-needles waiting to see what was gonna happen. The madman from Rochester was biking to Miami with no cash!! And of course, Kurshot is a handsome fella with charm and friends and everything you need, so he raised money along the way and I'll-be-dammed he made it! Kurshot made it to Miami with a soul full-a life and new adventures on the horizon. How inspiring!&lt;/p&gt; </text:p>
      <text:p text:style-name="Standard">&lt;p&gt;<text:tab/>Naturally, to the viewer at home, who is (me) watching this unfold on the internet, we're all thinking “well, if Kurshot can do it, why can't I? You know what? Life is meant to be lived. Live life.”</text:p>
      <text:p text:style-name="Standard">Okay, so that makes sense. That's a platform! Live life!&lt;/p&gt;</text:p>
      <text:p text:style-name="Standard">&lt;p&gt;<text:tab/>And so on my walk from Pioneer Square to Madison Valley, in the heavy unusual May rain, I decided to do what Kurshot did. I will bike to LA, and I will do it with no money. None. Not a cent I won't raise money along the way, I won't accept a cent for food or water. It'll all be barters. Barters! Bartering is where it's at!&lt;/p&gt;</text:p>
      <text:p text:style-name="Standard">&lt;p&gt;<text:tab/>This is like lightening hitting me in the stomach, and I feel so good! I can't wait to tell Kurshot that it worked! That his wild untamed nature has spread into me and now I'm gonna ride a bike too! What a wonderful idea!&lt;/p&gt;</text:p>
      <text:p text:style-name="Standard">&lt;p&gt;<text:tab/>It was evening, and Katie Did's father was in town to visit her during her time between now and the end-of-her-life and I approached her with my new idea. She's a genius, and an excellent litmus test, and very good at talking me out of my crazy ideas, so I said&lt;/p&gt;</text:p>
      <text:p text:style-name="Standard"><text:s/>&lt;p&gt;<text:tab/>“I think the only way I'm going to make this site work is if I prove that bartering works in the real world. So I'm going to bike from here to LA with no cash. Just bartering.”&lt;/p&gt;</text:p>
      <text:p text:style-name="Standard">&lt;p&gt;<text:tab/>I expected a negative response, naturally (like the time in 2006 when my buddy Canoe tried to sell me on the idea of buying a Laser sailboat to sail around Bellingham Bay, but Katie thoughtfully talked me out of my excitement – or the time I got excited about building an indoor miniature golf course with high tech score cards, and puzzles to solve at each hole, and bands playing in the lobby and a coffee shop at the end). So I laid my idea out to her, open and honest, because that's how puffs do it these days, it's all about the honesty man. Starting with yourself.&lt;/p&gt;</text:p>
      <text:p text:style-name="Standard">&lt;p&gt;<text:tab/>“I think that's a great idea!”&lt;/p&gt;</text:p>
      <text:p text:style-name="Standard">&lt;p&gt;<text:tab/>And she ran with it! She a natural PR rep, and so she was off within minutes with ideas and releases and all this mumbo jumbo that I don't understand. That's the magic of being good! Katie Did!&lt;/p&gt;</text:p>
      <text:p text:style-name="Standard"><text:s/>&lt;p&gt;<text:tab/>So I had the support of the one person in the world whose blessing means something to me. So I tossed the idea to her dad, who is usually a very sensible person with strong morals, and one of the most beautiful, giving humans that ever even lived, (and I'll spread that word till I die), and I expected <text:soft-page-break/>a big head-shake and no no nos. </text:p>
      <text:p text:style-name="Standard">&lt;p&gt;<text:tab/>But I got “yeah, great. Good. Go for it.”</text:p>
      <text:p text:style-name="Standard">&lt;p&gt;<text:tab/>Okay!</text:p>
      <text:p text:style-name="Standard">&lt;p&gt;<text:tab/>So I have the blessing of the earth and the animals, and all's left is the blessing of the father. Kurshot wasn't too happy about me copying his idea, but as I explained to him, he is the inspiration. The source! The source is pure! I left him with peace that things were good between us, but still up in the air. That madman has chapters left in him, though, I can tell. And our paths will cross, oh yes. Oh yes! They will! All paths will cross, and we'll all meet, and we should stop saying “it's a small world” because it is a small world, and I'm surprised we don't run into each other more all the time.&lt;/p&gt;</text:p>
      <text:p text:style-name="Standard">&lt;p&gt;<text:tab/>So now all's I gots ta do is get a bike, right? This adventure must take place without the use of currency. No money! &lt;/p&gt;</text:p>
      <text:p text:style-name="Standard">&lt;p&gt;<text:tab/>Let us abandon the idea of the almighty American dollar!&lt;/p&gt;</text:p>
      <text:p text:style-name="Standard">&lt;p&gt;<text:tab/>What do I know about bikes?&lt;/p&gt;</text:p>
      <text:p text:style-name="Standard">&lt;p&gt;<text:tab/>So I opened myself to the community. I said, “I kneel before you humbly without knowledge, please teach! Please give!” And the community said YES! Instantly, I got responses from people who were happy to accept me into the fold.&lt;/p&gt;</text:p>
      <text:p text:style-name="Standard">&lt;p&gt;<text:tab/>Oh to be accepted!!&lt;/p&gt;</text:p>
      <text:p text:style-name="Standard">&lt;p&gt;<text:tab/>My heart is filled with joy!&lt;/p&gt;</text:p>
      <text:p text:style-name="Standard">&lt;p&gt;<text:tab/>Up upon that-thar Capitol Hill is a bicycle shop frequented by the bikiest (only one person will know what bikey is, ho ho) people in town, and that's 20/20 Cycle.&lt;/p&gt;</text:p>
      <text:p text:style-name="Standard">&lt;p&gt;<text:tab/>Since this is a small town, and time/space kinda don't mean much in Seattle, it turns out that my very first guitar amplifier ever was also the guitar amplifier of Kurt Cobain, purchased by me in 1991 at the American Music in Tukwila, pawned there a few weeks earlier by (methinks) Kurt's dad strapped for cash. Fast forward ten years and I read a book that enlightened me to the significance of such an amp. Yeah! Too much of a coincidence!&lt;/p&gt;</text:p>
      <text:p text:style-name="Standard">&lt;p&gt;<text:tab/>Since I don't own much in the world, because why should I? What is “stuff?” I have very little to barter. But I said, “Alex, owner of bike shop, lover of all that is good <text:s/>and bright in the world, will you trade me a bike for a guitar amp?”&lt;/p&gt;</text:p>
      <text:p text:style-name="Standard">&lt;p&gt;<text:tab/>And Alex said yes.&lt;/p&gt;</text:p>
      <text:p text:style-name="Standard"><text:tab/>Alex understands. It's this beautiful connection that we have, that everyone has, like we just met, but we've known each other for years. And we're all part of one big family. And this city is a family.&lt;/p&gt;</text:p>
      <text:p text:style-name="Standard">&lt;p&gt;<text:tab/>So suddenly I'm feeling like Seattle loves me again!&lt;/p&gt;</text:p>
      <text:p text:style-name="Standard">&lt;p&gt;<text:tab/>I feel loved!&lt;/p&gt;</text:p>
      <text:p text:style-name="Standard">&lt;p&gt;<text:tab/>Back in the embrace of the home I love!!&lt;/p&gt;</text:p>
      <text:p text:style-name="Standard">&lt;p&gt;<text:tab/>And just like that, with a few extra items (all the material goods I have in the world, except for boat tools, which are in abundance and probably no good to anyone but boat people) like my commuter folding bike, the little LED head lamp and an SM58 microphone which I found in the garage of my first ever house in Central Washington called “The Frat” even though it wasn't a frat, just a dumpy house with 1000 stories to tell! O the stories that house could tell! Ha! Yes!&lt;/p&gt; </text:p>
      <text:p text:style-name="Standard">&lt;p&gt;<text:tab/>Back to life. Back to reality. 20/20 said YES because saying NO is the darker underbrother of love, and it was only a day of yesses.&lt;/p&gt;</text:p>
      <text:p text:style-name="Standard">&lt;p&gt;<text:tab/>So here we are.&lt;/p&gt;</text:p>
      <text:p text:style-name="Standard">&lt;p&gt;<text:tab/>I'm going to bike from Seattle to Los Angeles without money, only bartering.&lt;/p&gt;</text:p>
      <text:p text:style-name="Standard">&lt;p&gt;&lt;/p&gt;</text:p>
      <text:p text:style-name="Standard">&lt;p&gt;<text:tab/>Barter #1: '73 Peavey Vintage Amp, Folding Commuter Bike, Flashing LED head lamp, used SM58 microphone =&gt; Trek 520 bicycle.&lt;/p&gt;</text:p>
      <text:p text:style-name="Standard">&lt;p&gt;&lt;/p&gt;</text:p>
      <text:p text:style-name="Standard">&lt;p&gt;<text:tab/>There is energy in the world, and I'm positive we can find it.&lt;/p&gt;</text:p>
      <text:p text:style-name="Standard"><text:soft-page-break/>&lt;p&gt;<text:tab/>&lt;/p&gt;</text:p>
      <text:p text:style-name="Standard">&lt;p&gt;<text:tab/>Oh, and I need help with the front-end. Come on, guys! Isn't there someone out there who likes this idea enough to help me?&lt;/p&gt;</text:p>
      <text:p text:style-name="Standard"/>
      <text:p text:style-name="Standard">&lt;div&gt;</text:p>
      <text:p text:style-name="Standard">&lt;a href="/img/barter_blog/barter1a.jpg"&gt;&lt;img src="/img/barter_blog/barter1a.jpg" height="300" width="300"&gt;&lt;/a&gt;</text:p>
      <text:p text:style-name="Standard">&lt;a href="/img/barter_blog/barter1b.jpg"&gt;&lt;img src="/img/barter_blog/barter1b.jpg" height="300" width="300"&gt;&lt;/a&gt;</text:p>
      <text:p text:style-name="Standard">&lt;/div&gt;</text:p>
      <text:p text:style-name="Standard"/>
      <text:p text:style-name="Standard">&lt;div&gt;</text:p>
      <text:p text:style-name="Standard">&lt;a href="/img/barter_blog/barter1c.jpg"&gt;&lt;img src="/img/barter_blog/barter1c.jpg" height="300" width="300"&gt;&lt;/a&gt;</text:p>
      <text:p text:style-name="Standard">&lt;a href="/img/barter_blog/barter1d.jpg"&gt;&lt;img src="/img/barter_blog/barter1d.jpg" height="300" width="300"&gt;&lt;/a&gt;</text:p>
      <text:p text:style-name="Standard">&lt;/div&gt;</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Clark</meta:initial-creator>
    <meta:creation-date>2014-05-14T11:18:07.95</meta:creation-date>
    <dc:date>2014-05-14T12:38:24.89</dc:date>
    <dc:creator>Alexander Clark</dc:creator>
    <meta:editing-duration>PT36M14S</meta:editing-duration>
    <meta:editing-cycles>5</meta:editing-cycles>
    <meta:generator>OpenOffice/4.0.1$Win32 OpenOffice.org_project/401m5$Build-9714</meta:generator>
    <meta:document-statistic meta:table-count="0" meta:image-count="0" meta:object-count="0" meta:page-count="4" meta:paragraph-count="56" meta:word-count="2398" meta:character-count="12935"/>
  </office:meta>
</office:document-meta>
</file>